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0000001F8A436D821298D2C26.png" manifest:media-type="image/png"/>
  <manifest:file-entry manifest:full-path="Pictures/10000000000000EB00000092F4C2B12BDB162DF0.png" manifest:media-type="image/png"/>
  <manifest:file-entry manifest:full-path="Pictures/1000000000000518000000B59E39098C1A6FF7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OCRA1" svg:font-family="OCRA" style:font-pitch="fixed"/>
    <style:font-face style:name="OCRABold1" svg:font-family="OCRABold" style:font-pitch="fixed"/>
    <style:font-face style:name="Lucida Console" svg:font-family="'Lucida Console'" style:font-family-generic="modern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" svg:font-family="OCRA" style:font-pitch="variable"/>
    <style:font-face style:name="OCRABold" svg:font-family="OCRABold" style:font-pitch="variable"/>
    <style:font-face style:name="Liberation Sans2" svg:font-family="'Liberation Sans'" style:font-family-generic="modern" style:font-pitch="variable"/>
    <style:font-face style:name="Lucida Console1" svg:font-family="'Lucida Console'" style:font-family-generic="modern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Graphics">
      <style:graphic-properties draw:stroke="solid" svg:stroke-width="0.106cm" svg:stroke-color="#70ad47" svg:stroke-opacity="100%" draw:fill="none" style:mirror="none"/>
    </style:style>
    <style:style style:name="gr3" style:family="graphic" style:parent-style-name="standard">
      <style:graphic-properties draw:stroke="none" draw:fill="solid" draw:fill-color="#ff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fo:min-height="12.572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fo:min-height="10.00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</style:style>
    <style:style style:name="P5" style:family="paragraph">
      <loext:graphic-properties draw:fill="solid" draw:fill-color="#ff0000" draw:opacity="100%"/>
      <style:paragraph-properties style:writing-mode="lr-tb" style:font-independent-line-spacing="tru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Liberation Sans3" fo:font-size="32pt" style:font-size-asian="32pt" style:font-size-complex="32pt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44cm" svg:height="3.93cm" svg:x="1.073cm" svg:y="1.952cm" presentation:class="title">
          <draw:text-box>
            <text:p text:style-name="P1"><text:span text:style-name="T1">Ho</text:span><text:span text:style-name="T1">w </text:span><text:span text:style-name="T1">to </text:span><text:span text:style-name="T1">Pr</text:span><text:span text:style-name="T1">ogr</text:span><text:span text:style-name="T1">am </text:span><text:span text:style-name="T1">in </text:span><text:span text:style-name="T1">As</text:span><text:span text:style-name="T1">se</text:span><text:span text:style-name="T1">mbl</text:span><text:span text:style-name="T1">y </text:span><text:span text:style-name="T1">La</text:span><text:span text:style-name="T1">ngu</text:span><text:span text:style-name="T1">age</text:span><text:span text:style-name="T2"><text:line-break/></text:span><text:span text:style-name="T3">for </text:span><text:span text:style-name="T3">the</text:span></text:p>
          </draw:text-box>
        </draw:frame>
        <draw:frame draw:name="Subtitle 2" presentation:style-name="pr2" draw:text-style-name="P2" draw:layer="layout" svg:width="31.496cm" svg:height="2.134cm" svg:x="1.27cm" svg:y="10.832cm" presentation:class="subtitle" presentation:user-transformed="true">
          <draw:text-box>
            <text:p text:style-name="P3"><text:span text:style-name="T4">Less</text:span><text:span text:style-name="T4">on 1: </text:span><text:span text:style-name="T4">Addr</text:span><text:span text:style-name="T4">essin</text:span><text:span text:style-name="T4">g </text:span><text:span text:style-name="T4">Mode</text:span><text:span text:style-name="T4">s</text:span></text:p>
          </draw:text-box>
        </draw:frame>
        <draw:frame draw:name="Picture 3" draw:style-name="gr1" draw:text-style-name="P4" draw:layer="layout" svg:width="22.741cm" svg:height="3.157cm" svg:x="5.575cm" svg:y="5.989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Picture 6" draw:style-name="gr2" draw:text-style-name="P4" draw:layer="layout" svg:width="5.182cm" svg:height="3.22cm" svg:x="9.624cm" svg:y="13.836cm">
          <draw:image xlink:href="Pictures/10000000000000EB00000092F4C2B12BDB162DF0.png" xlink:type="simple" xlink:show="embed" xlink:actuate="onLoad" loext:mime-type="image/png">
            <text:p/>
          </draw:image>
        </draw:frame>
        <draw:custom-shape draw:name="Right Arrow 7" draw:style-name="gr3" draw:text-style-name="P5" draw:layer="layout" svg:width="2.844cm" svg:height="1.654cm" svg:x="15.523cm" svg:y="14.449cm">
          <text:p/>
          <draw:enhanced-geometry svg:viewBox="0 0 21600 21600" draw:text-areas="0 ?f0 ?f5 ?f2" draw:glue-points="?f1 0 ?f1 21600" draw:type="non-primitive" draw:modifiers="15321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6" draw:layer="layout" svg:width="5.385cm" svg:height="4.712cm" svg:x="18.745cm" svg:y="13.208cm">
          <draw:image xlink:href="Pictures/1000000000000240000001F8A436D821298D2C26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1-Layout2-obj-Title-and-Content" presentation:presentation-page-layout-name="AL2T18">
        <office:forms form:automatic-focus="false" form:apply-design-mode="false"/>
        <draw:frame draw:name="Content Placeholder 8" presentation:style-name="pr4" draw:text-style-name="P8" draw:layer="layout" svg:width="29.21cm" svg:height="12.087cm" svg:x="2.328cm" svg:y="5.071cm" presentation:class="outline" presentation:placeholder="true" presentation:user-transformed="true">
          <draw:text-box/>
        </draw:frame>
        <draw:frame draw:name="Title 1" presentation:style-name="pr5" draw:text-style-name="P9" draw:layer="layout" svg:width="29.21cm" svg:height="3.682cm" svg:x="2.328cm" svg:y="1.014cm" presentation:class="title">
          <draw:text-box>
            <text:p text:style-name="P1"><text:span text:style-name="T5">X16 </text:span><text:span text:style-name="T5">Mem</text:span><text:span text:style-name="T5">ory </text:span><text:span text:style-name="T5">Map</text:span></text:p>
          </draw:text-box>
        </draw:frame>
        <presentation:notes draw:style-name="dp2">
          <draw:page-thumbnail draw:style-name="gr5" draw:layer="layout" svg:width="15.24cm" svg:height="8.572cm" svg:x="1.905cm" svg:y="3.175cm" draw:page-number="2" presentation:class="page"/>
          <draw:frame presentation:style-name="pr6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1" svg:font-family="'BPG Courier S GPL&amp;GNU'" style:font-pitch="fixed"/>
    <style:font-face style:name="OCRA1" svg:font-family="OCRA" style:font-pitch="fixed"/>
    <style:font-face style:name="OCRABold1" svg:font-family="OCRABold" style:font-pitch="fixed"/>
    <style:font-face style:name="Lucida Console" svg:font-family="'Lucida Console'" style:font-family-generic="modern" style:font-pitch="fixed"/>
    <style:font-face style:name="BPG Courier S GPL&amp;GNU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" svg:font-family="OCRA" style:font-pitch="variable"/>
    <style:font-face style:name="OCRABold" svg:font-family="OCRABold" style:font-pitch="variable"/>
    <style:font-face style:name="Liberation Sans2" svg:font-family="'Liberation Sans'" style:font-family-generic="modern" style:font-pitch="variable"/>
    <style:font-face style:name="Lucida Console1" svg:font-family="'Lucida Console'" style:font-family-generic="modern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3">12/13/20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3">12/13/20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4cm" svg:height="6.632cm" svg:x="4.233cm" svg:y="3.118cm" presentation:class="title">
        <draw:text-box>
          <text:p text:style-name="MP18"><text:span text:style-name="MT9">Cli</text:span><text:span text:style-name="MT9">ck </text:span><text:span text:style-name="MT9">to </text:span><text:span text:style-name="MT9">ed</text:span><text:span text:style-name="MT9">it </text:span><text:span text:style-name="MT9">M</text:span><text:span text:style-name="MT9">as</text:span><text:span text:style-name="MT9">te</text:span><text:span text:style-name="MT9">r </text:span><text:span text:style-name="MT9">tit</text:span><text:span text:style-name="MT9">le </text:span><text:span text:style-name="MT9">st</text:span><text:span text:style-name="MT9">yl</text:span><text:span text:style-name="MT9">e</text:span></text:p>
        </draw:text-box>
      </draw:frame>
      <draw:frame draw:name="Subtitle 2" presentation:style-name="Mpr9" draw:text-style-name="MP6" draw:layer="backgroundobjects" svg:width="25.4cm" svg:height="4.599cm" svg:x="4.233cm" svg:y="10.006cm" presentation:class="subtitle">
        <draw:text-box>
          <text:p text:style-name="MP19"><text:span text:style-name="MT4">Click </text:span><text:span text:style-name="MT4">to </text:span><text:span text:style-name="MT4">edit </text:span><text:span text:style-name="MT4">Maste</text:span><text:span text:style-name="MT4">r </text:span><text:span text:style-name="MT4">subtitl</text:span><text:span text:style-name="MT4">e </text:span><text:span text:style-name="MT4">style</text:span></text:p>
        </draw:text-box>
      </draw:frame>
      <draw:frame draw:name="Date Placeholder 3" presentation:style-name="Mpr1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3">12/13/20</text:date></text:span></text:p>
        </draw:text-box>
      </draw:frame>
      <draw:frame draw:name="Footer Placeholder 4" presentation:style-name="Mpr1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3">12/13/20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1cm" svg:height="3.682cm" svg:x="2.328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Content Placeholder 2" presentation:style-name="Mpr16" draw:text-style-name="MP6" draw:layer="backgroundobjects" svg:width="29.21cm" svg:height="12.087cm" svg:x="2.328cm" svg:y="5.071cm" presentation:class="title">
        <draw:text-box>
          <text:list text:style-name="ML5">
            <text:list-item>
              <text:p text:style-name="MP7"><text:span text:style-name="MT3">Edit </text:span><text:span text:style-name="MT3">Ma</text:span><text:span text:style-name="MT3">st</text:span><text:span text:style-name="MT3">er </text:span><text:span text:style-name="MT3">te</text:span><text:span text:style-name="MT3">xt </text:span><text:span text:style-name="MT3">st</text:span><text:span text:style-name="MT3">yle</text:span><text:span text:style-name="MT3">s</text:span><text:span text:style-name="MT3"><text:line-break/></text:span><text:span text:style-name="MT4">Se</text:span><text:span text:style-name="MT4">co</text:span><text:span text:style-name="MT4">nd </text:span><text:span text:style-name="MT4">lev</text:span><text:span text:style-name="MT4">el</text:span><text:span text:style-name="MT4"><text:line-break/></text:span><text:span text:style-name="MT5">Thir</text:span><text:span text:style-name="MT5">d </text:span><text:span text:style-name="MT5">lev</text:span><text:span text:style-name="MT5">el</text:span><text:span text:style-name="MT5"><text:line-break/></text:span><text:span text:style-name="MT6">Four</text:span><text:span text:style-name="MT6">th </text:span><text:span text:style-name="MT6">leve</text:span><text:span text:style-name="MT6">l</text:span><text:span text:style-name="MT6"><text:line-break/></text:span><text:span text:style-name="MT6">Fifth </text:span><text:span text:style-name="MT6">leve</text:span><text:span text:style-name="MT6">l</text:span></text:p>
            </text:list-item>
          </text:list>
        </draw:text-box>
      </draw:frame>
      <draw:frame draw:name="Date Placeholder 3" presentation:style-name="Mpr1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3">12/13/20</text:date></text:span></text:p>
        </draw:text-box>
      </draw:frame>
      <draw:frame draw:name="Footer Placeholder 4" presentation:style-name="Mpr1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3">12/13/20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1cm" svg:height="7.924cm" svg:x="2.311cm" svg:y="4.749cm" presentation:class="title">
        <draw:text-box>
          <text:p text:style-name="MP5"><text:span text:style-name="MT9">Cli</text:span><text:span text:style-name="MT9">ck </text:span><text:span text:style-name="MT9">to </text:span><text:span text:style-name="MT9">ed</text:span><text:span text:style-name="MT9">it </text:span><text:span text:style-name="MT9">M</text:span><text:span text:style-name="MT9">as</text:span><text:span text:style-name="MT9">te</text:span><text:span text:style-name="MT9">r </text:span><text:span text:style-name="MT9">tit</text:span><text:span text:style-name="MT9">le </text:span><text:span text:style-name="MT9">st</text:span><text:span text:style-name="MT9">yl</text:span><text:span text:style-name="MT9">e</text:span></text:p>
        </draw:text-box>
      </draw:frame>
      <draw:frame draw:name="Text Placeholder 2" presentation:style-name="Mpr23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3">12/13/20</text:date></text:span></text:p>
        </draw:text-box>
      </draw:frame>
      <draw:frame draw:name="Footer Placeholder 4" presentation:style-name="Mpr2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3">12/13/20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1cm" svg:height="3.682cm" svg:x="2.328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Content Placeholder 2" presentation:style-name="Mpr30" draw:text-style-name="MP6" draw:layer="backgroundobjects" svg:width="14.393cm" svg:height="12.087cm" svg:x="2.328cm" svg:y="5.071cm" presentation:class="title">
        <draw:text-box>
          <text:list text:style-name="ML5">
            <text:list-item>
              <text:p text:style-name="MP7"><text:span text:style-name="MT3">Edit </text:span><text:span text:style-name="MT3">Ma</text:span><text:span text:style-name="MT3">st</text:span><text:span text:style-name="MT3">er </text:span><text:span text:style-name="MT3">te</text:span><text:span text:style-name="MT3">xt </text:span><text:span text:style-name="MT3">st</text:span><text:span text:style-name="MT3">yle</text:span><text:span text:style-name="MT3">s</text:span><text:span text:style-name="MT3"><text:line-break/></text:span><text:span text:style-name="MT4">Se</text:span><text:span text:style-name="MT4">co</text:span><text:span text:style-name="MT4">nd </text:span><text:span text:style-name="MT4">lev</text:span><text:span text:style-name="MT4">el</text:span><text:span text:style-name="MT4"><text:line-break/></text:span><text:span text:style-name="MT5">Thir</text:span><text:span text:style-name="MT5">d </text:span><text:span text:style-name="MT5">lev</text:span><text:span text:style-name="MT5">el</text:span><text:span text:style-name="MT5"><text:line-break/></text:span><text:span text:style-name="MT6">Four</text:span><text:span text:style-name="MT6">th </text:span><text:span text:style-name="MT6">leve</text:span><text:span text:style-name="MT6">l</text:span><text:span text:style-name="MT6"><text:line-break/></text:span><text:span text:style-name="MT6">Fifth </text:span><text:span text:style-name="MT6">leve</text:span><text:span text:style-name="MT6">l</text:span></text:p>
            </text:list-item>
          </text:list>
        </draw:text-box>
      </draw:frame>
      <draw:frame draw:name="Content Placeholder 3" presentation:style-name="Mpr30" draw:text-style-name="MP6" draw:layer="backgroundobjects" svg:width="14.393cm" svg:height="12.087cm" svg:x="17.145cm" svg:y="5.071cm" presentation:class="title">
        <draw:text-box>
          <text:list text:style-name="ML5">
            <text:list-item>
              <text:p text:style-name="MP7"><text:span text:style-name="MT3">Edit </text:span><text:span text:style-name="MT3">Ma</text:span><text:span text:style-name="MT3">st</text:span><text:span text:style-name="MT3">er </text:span><text:span text:style-name="MT3">te</text:span><text:span text:style-name="MT3">xt </text:span><text:span text:style-name="MT3">st</text:span><text:span text:style-name="MT3">yle</text:span><text:span text:style-name="MT3">s</text:span><text:span text:style-name="MT3"><text:line-break/></text:span><text:span text:style-name="MT4">Se</text:span><text:span text:style-name="MT4">co</text:span><text:span text:style-name="MT4">nd </text:span><text:span text:style-name="MT4">lev</text:span><text:span text:style-name="MT4">el</text:span><text:span text:style-name="MT4"><text:line-break/></text:span><text:span text:style-name="MT5">Thir</text:span><text:span text:style-name="MT5">d </text:span><text:span text:style-name="MT5">lev</text:span><text:span text:style-name="MT5">el</text:span><text:span text:style-name="MT5"><text:line-break/></text:span><text:span text:style-name="MT6">Four</text:span><text:span text:style-name="MT6">th </text:span><text:span text:style-name="MT6">leve</text:span><text:span text:style-name="MT6">l</text:span><text:span text:style-name="MT6"><text:line-break/></text:span><text:span text:style-name="MT6">Fifth </text:span><text:span text:style-name="MT6">leve</text:span><text:span text:style-name="MT6">l</text:span></text:p>
            </text:list-item>
          </text:list>
        </draw:text-box>
      </draw:frame>
      <draw:frame draw:name="Date Placeholder 4" presentation:style-name="Mpr3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3">12/13/20</text:date></text:span></text:p>
        </draw:text-box>
      </draw:frame>
      <draw:frame draw:name="Footer Placeholder 5" presentation:style-name="Mpr3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3">12/13/20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1cm" svg:height="3.682cm" svg:x="2.333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Text Placeholder 2" presentation:style-name="Mpr37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7cm" svg:height="10.235cm" svg:x="2.333cm" svg:y="6.959cm" presentation:class="title">
        <draw:text-box>
          <text:list text:style-name="ML5">
            <text:list-item>
              <text:p text:style-name="MP7"><text:span text:style-name="MT3">Edit </text:span><text:span text:style-name="MT3">Ma</text:span><text:span text:style-name="MT3">st</text:span><text:span text:style-name="MT3">er </text:span><text:span text:style-name="MT3">te</text:span><text:span text:style-name="MT3">xt </text:span><text:span text:style-name="MT3">st</text:span><text:span text:style-name="MT3">yle</text:span><text:span text:style-name="MT3">s</text:span><text:span text:style-name="MT3"><text:line-break/></text:span><text:span text:style-name="MT4">Se</text:span><text:span text:style-name="MT4">co</text:span><text:span text:style-name="MT4">nd </text:span><text:span text:style-name="MT4">lev</text:span><text:span text:style-name="MT4">el</text:span><text:span text:style-name="MT4"><text:line-break/></text:span><text:span text:style-name="MT5">Thir</text:span><text:span text:style-name="MT5">d </text:span><text:span text:style-name="MT5">lev</text:span><text:span text:style-name="MT5">el</text:span><text:span text:style-name="MT5"><text:line-break/></text:span><text:span text:style-name="MT6">Four</text:span><text:span text:style-name="MT6">th </text:span><text:span text:style-name="MT6">leve</text:span><text:span text:style-name="MT6">l</text:span><text:span text:style-name="MT6"><text:line-break/></text:span><text:span text:style-name="MT6">Fifth </text:span><text:span text:style-name="MT6">leve</text:span><text:span text:style-name="MT6">l</text:span></text:p>
            </text:list-item>
          </text:list>
        </draw:text-box>
      </draw:frame>
      <draw:frame draw:name="Text Placeholder 4" presentation:style-name="Mpr37" draw:text-style-name="MP6" draw:layer="backgroundobjects" svg:width="14.398cm" svg:height="2.289cm" svg:x="17.145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8cm" svg:height="10.235cm" svg:x="17.145cm" svg:y="6.959cm" presentation:class="title">
        <draw:text-box>
          <text:list text:style-name="ML5">
            <text:list-item>
              <text:p text:style-name="MP7"><text:span text:style-name="MT3">Edit </text:span><text:span text:style-name="MT3">Ma</text:span><text:span text:style-name="MT3">st</text:span><text:span text:style-name="MT3">er </text:span><text:span text:style-name="MT3">te</text:span><text:span text:style-name="MT3">xt </text:span><text:span text:style-name="MT3">st</text:span><text:span text:style-name="MT3">yle</text:span><text:span text:style-name="MT3">s</text:span><text:span text:style-name="MT3"><text:line-break/></text:span><text:span text:style-name="MT4">Se</text:span><text:span text:style-name="MT4">co</text:span><text:span text:style-name="MT4">nd </text:span><text:span text:style-name="MT4">lev</text:span><text:span text:style-name="MT4">el</text:span><text:span text:style-name="MT4"><text:line-break/></text:span><text:span text:style-name="MT5">Thir</text:span><text:span text:style-name="MT5">d </text:span><text:span text:style-name="MT5">lev</text:span><text:span text:style-name="MT5">el</text:span><text:span text:style-name="MT5"><text:line-break/></text:span><text:span text:style-name="MT6">Four</text:span><text:span text:style-name="MT6">th </text:span><text:span text:style-name="MT6">leve</text:span><text:span text:style-name="MT6">l</text:span><text:span text:style-name="MT6"><text:line-break/></text:span><text:span text:style-name="MT6">Fifth </text:span><text:span text:style-name="MT6">leve</text:span><text:span text:style-name="MT6">l</text:span></text:p>
            </text:list-item>
          </text:list>
        </draw:text-box>
      </draw:frame>
      <draw:frame draw:name="Date Placeholder 6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3">12/13/20</text:date></text:span></text:p>
        </draw:text-box>
      </draw:frame>
      <draw:frame draw:name="Footer Placeholder 7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3">12/13/20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1cm" svg:height="3.682cm" svg:x="2.328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Date Placeholder 2" presentation:style-name="Mpr4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3">12/13/20</text:date></text:span></text:p>
        </draw:text-box>
      </draw:frame>
      <draw:frame draw:name="Footer Placeholder 3" presentation:style-name="Mpr4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3">12/13/20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3">12/13/20</text:date></text:span></text:p>
        </draw:text-box>
      </draw:frame>
      <draw:frame draw:name="Footer Placeholder 2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3">12/13/20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3cm" svg:height="4.445cm" svg:x="2.333cm" svg:y="1.27cm" presentation:class="title">
        <draw:text-box>
          <text:p text:style-name="MP5"><text:span text:style-name="MT12">Click </text:span><text:span text:style-name="MT12">to </text:span><text:span text:style-name="MT12">edit </text:span><text:span text:style-name="MT12">Mast</text:span><text:span text:style-name="MT12">er </text:span><text:span text:style-name="MT12">title </text:span><text:span text:style-name="MT12">style</text:span></text:p>
        </draw:text-box>
      </draw:frame>
      <draw:frame draw:name="Content Placeholder 2" presentation:style-name="Mpr56" draw:text-style-name="MP6" draw:layer="backgroundobjects" svg:width="17.145cm" svg:height="13.538cm" svg:x="14.398cm" svg:y="2.743cm" presentation:class="title">
        <draw:text-box>
          <text:list text:style-name="ML5">
            <text:list-item>
              <text:p text:style-name="MP7"><text:span text:style-name="MT13">Edi</text:span><text:span text:style-name="MT13">t </text:span><text:span text:style-name="MT13">M</text:span><text:span text:style-name="MT13">as</text:span><text:span text:style-name="MT13">te</text:span><text:span text:style-name="MT13">r </text:span><text:span text:style-name="MT13">te</text:span><text:span text:style-name="MT13">xt </text:span><text:span text:style-name="MT13">st</text:span><text:span text:style-name="MT13">yl</text:span><text:span text:style-name="MT13">es</text:span><text:span text:style-name="MT13"><text:line-break/></text:span><text:span text:style-name="MT3">Se</text:span><text:span text:style-name="MT3">co</text:span><text:span text:style-name="MT3">nd </text:span><text:span text:style-name="MT3">lev</text:span><text:span text:style-name="MT3">el</text:span><text:span text:style-name="MT3"><text:line-break/></text:span><text:span text:style-name="MT4">Thi</text:span><text:span text:style-name="MT4">rd </text:span><text:span text:style-name="MT4">lev</text:span><text:span text:style-name="MT4">el</text:span><text:span text:style-name="MT4"><text:line-break/></text:span><text:span text:style-name="MT5">Fou</text:span><text:span text:style-name="MT5">rth </text:span><text:span text:style-name="MT5">lev</text:span><text:span text:style-name="MT5">el</text:span><text:span text:style-name="MT5"><text:line-break/></text:span><text:span text:style-name="MT5">Fift</text:span><text:span text:style-name="MT5">h </text:span><text:span text:style-name="MT5">lev</text:span><text:span text:style-name="MT5">el</text:span></text:p>
            </text:list-item>
          </text:list>
        </draw:text-box>
      </draw:frame>
      <draw:frame draw:name="Text Placeholder 3" presentation:style-name="Mpr57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3">12/13/20</text:date></text:span></text:p>
        </draw:text-box>
      </draw:frame>
      <draw:frame draw:name="Footer Placeholder 5" presentation:style-name="Mpr59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3">12/13/20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3cm" svg:height="4.445cm" svg:x="2.333cm" svg:y="1.27cm" presentation:class="title">
        <draw:text-box>
          <text:p text:style-name="MP5"><text:span text:style-name="MT12">Click </text:span><text:span text:style-name="MT12">to </text:span><text:span text:style-name="MT12">edit </text:span><text:span text:style-name="MT12">Mast</text:span><text:span text:style-name="MT12">er </text:span><text:span text:style-name="MT12">title </text:span><text:span text:style-name="MT12">style</text:span></text:p>
        </draw:text-box>
      </draw:frame>
      <draw:frame draw:name="Picture Placeholder 2" presentation:style-name="Mpr64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3">12/13/20</text:date></text:span></text:p>
        </draw:text-box>
      </draw:frame>
      <draw:frame draw:name="Footer Placeholder 5" presentation:style-name="Mpr67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3">12/13/20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1cm" svg:height="3.682cm" svg:x="2.328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Vertical Text Placeholder 2" presentation:style-name="Mpr72" draw:text-style-name="MP21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3">12/13/20</text:date></text:span></text:p>
        </draw:text-box>
      </draw:frame>
      <draw:frame draw:name="Footer Placeholder 4" presentation:style-name="Mpr7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3">12/13/20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02cm" svg:height="16.144cm" svg:x="24.236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</text:span><text:span text:style-name="MT2">it </text:span><text:span text:style-name="MT2">M</text:span><text:span text:style-name="MT2">as</text:span><text:span text:style-name="MT2">te</text:span><text:span text:style-name="MT2">r </text:span><text:span text:style-name="MT2">tit</text:span><text:span text:style-name="MT2">le </text:span><text:span text:style-name="MT2">st</text:span><text:span text:style-name="MT2">yl</text:span><text:span text:style-name="MT2">e</text:span></text:p>
        </draw:text-box>
      </draw:frame>
      <draw:frame draw:name="Vertical Text Placeholder 2" presentation:style-name="Mpr79" draw:text-style-name="MP21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2-13">12/13/20</text:date></text:span></text:p>
        </draw:text-box>
      </draw:frame>
      <draw:frame draw:name="Footer Placeholder 4" presentation:style-name="Mpr8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2-13">12/13/20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0-12-13T00:17:23.101634876</dc:date>
    <meta:editing-cycles>23</meta:editing-cycles>
    <meta:editing-duration>PT5H19M4S</meta:editing-duration>
    <meta:document-statistic meta:object-count="161"/>
  </office:meta>
</office:document-meta>
</file>